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98in"/>
    </style:style>
    <style:style style:name="co4" style:family="table-column">
      <style:table-column-properties fo:break-before="auto" style:column-width="1.0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5165in" svg:height="3.5335in" svg:x="0.3685in" svg:y="1.7555in">
            <draw:object draw:notify-on-update-of-ranges="Sheet1.A2:Sheet1.A2 Sheet1.A3:Sheet1.A8 Sheet1.B2:Sheet1.B2 Sheet1.B3:Sheet1.B8 Sheet1.C2:Sheet1.C2 Sheet1.C3:Sheet1.C8 Sheet1.D2:Sheet1.D2 Sheet1.D3:Sheet1.D8 Sheet1.E2:Sheet1.E2 Sheet1.E3:Sheet1.E8 Sheet1.F2:Sheet1.F2 Sheet1.F3:Sheet1.F8 Sheet1.G2:Sheet1.G2 Sheet1.G3:Sheet1.G8 Sheet1.H2:Sheet1.H2 Sheet1.H3:Sheet1.H8 Sheet1.I2:Sheet1.I2 Sheet1.I3:Sheet1.I8 Sheet1.J2:Sheet1.J2 Sheet1.J3:Sheet1.J8 Sheet1.K2:Sheet1.K2 Sheet1.K3:Sheet1.K8 Sheet1.L2:Sheet1.L2 Sheet1.L3:Sheet1.L8 Sheet1.M2:Sheet1.M2 Sheet1.M3:Sheet1.M8 Sheet1.N2:Sheet1.N2 Sheet1.N3:Sheet1.N8 Sheet1.O2:Sheet1.O2 Sheet1.O3:Sheet1.O8 Sheet1.P2:Sheet1.P2 Sheet1.P3:Sheet1.P8 Sheet1.Q2:Sheet1.Q2 Sheet1.Q3:Sheet1.Q8 Sheet1.R2:Sheet1.R2 Sheet1.R3:Sheet1.R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4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099.go</text:p>
          </table:table-cell>
          <table:table-cell office:value-type="string" calcext:value-type="string">
            <text:p>124.m8 8ksim</text:p>
          </table:table-cell>
          <table:table-cell office:value-type="string" calcext:value-type="string">
            <text:p>129.com press</text:p>
          </table:table-cell>
          <table:table-cell office:value-type="string" calcext:value-type="string">
            <text:p>130.li</text:p>
          </table:table-cell>
          <table:table-cell office:value-type="string" calcext:value-type="string">
            <text:p>132.ij peg</text:p>
          </table:table-cell>
          <table:table-cell office:value-type="string" calcext:value-type="string">
            <text:p>164.gzip</text:p>
          </table:table-cell>
          <table:table-cell office:value-type="string" calcext:value-type="string">
            <text:p>175.vpr</text:p>
          </table:table-cell>
          <table:table-cell office:value-type="string" calcext:value-type="string">
            <text:p>176.gcc</text:p>
          </table:table-cell>
          <table:table-cell office:value-type="string" calcext:value-type="string">
            <text:p>181.mcf</text:p>
          </table:table-cell>
          <table:table-cell office:value-type="string" calcext:value-type="string">
            <text:p>186.crafty</text:p>
          </table:table-cell>
          <table:table-cell office:value-type="string" calcext:value-type="string">
            <text:p>197.parser</text:p>
          </table:table-cell>
          <table:table-cell office:value-type="string" calcext:value-type="string">
            <text:p>252.eon</text:p>
          </table:table-cell>
          <table:table-cell office:value-type="string" calcext:value-type="string">
            <text:p>253.perlbmk</text:p>
          </table:table-cell>
          <table:table-cell office:value-type="string" calcext:value-type="string">
            <text:p>254.gap</text:p>
          </table:table-cell>
          <table:table-cell office:value-type="string" calcext:value-type="string">
            <text:p>255.vortex</text:p>
          </table:table-cell>
          <table:table-cell office:value-type="string" calcext:value-type="string">
            <text:p>256.bzip2</text:p>
          </table:table-cell>
          <table:table-cell office:value-type="string" calcext:value-type="string">
            <text:p>300.twolf</text:p>
          </table:table-cell>
        </table:table-row>
        <table:table-row table:style-name="ro1">
          <table:table-cell office:value-type="string" calcext:value-type="string">
            <text:p>%salturi diff HRg4</text:p>
          </table:table-cell>
          <table:table-cell table:style-name="ce1" office:value-type="percentage" office:value="0.65688" calcext:value-type="percentage">
            <text:p>65.69%</text:p>
          </table:table-cell>
          <table:table-cell table:style-name="ce1" office:value-type="percentage" office:value="0.26621" calcext:value-type="percentage">
            <text:p>26.62%</text:p>
          </table:table-cell>
          <table:table-cell table:style-name="ce1" office:value-type="percentage" office:value="0.66501" calcext:value-type="percentage">
            <text:p>66.50%</text:p>
          </table:table-cell>
          <table:table-cell table:style-name="ce1" office:value-type="percentage" office:value="0.32455" calcext:value-type="percentage">
            <text:p>32.46%</text:p>
          </table:table-cell>
          <table:table-cell table:style-name="ce1" office:value-type="percentage" office:value="0.2379" calcext:value-type="percentage">
            <text:p>23.79%</text:p>
          </table:table-cell>
          <table:table-cell table:style-name="ce1" office:value-type="percentage" office:value="0.4514" calcext:value-type="percentage">
            <text:p>45.14%</text:p>
          </table:table-cell>
          <table:table-cell table:style-name="ce1" office:value-type="percentage" office:value="0.46827" calcext:value-type="percentage">
            <text:p>46.83%</text:p>
          </table:table-cell>
          <table:table-cell table:style-name="ce1" office:value-type="percentage" office:value="0.23103" calcext:value-type="percentage">
            <text:p>23.10%</text:p>
          </table:table-cell>
          <table:table-cell table:style-name="ce1" office:value-type="percentage" office:value="0.03871" calcext:value-type="percentage">
            <text:p>3.87%</text:p>
          </table:table-cell>
          <table:table-cell table:style-name="ce1" office:value-type="percentage" office:value="0.39249" calcext:value-type="percentage">
            <text:p>39.25%</text:p>
          </table:table-cell>
          <table:table-cell table:style-name="ce1" office:value-type="percentage" office:value="0.33728" calcext:value-type="percentage">
            <text:p>33.73%</text:p>
          </table:table-cell>
          <table:table-cell table:style-name="ce1" office:value-type="percentage" office:value="0.19329" calcext:value-type="percentage">
            <text:p>19.33%</text:p>
          </table:table-cell>
          <table:table-cell table:style-name="ce1" office:value-type="percentage" office:value="0.02049" calcext:value-type="percentage">
            <text:p>2.05%</text:p>
          </table:table-cell>
          <table:table-cell table:style-name="ce1" office:value-type="percentage" office:value="0.42739" calcext:value-type="percentage">
            <text:p>42.74%</text:p>
          </table:table-cell>
          <table:table-cell table:style-name="ce1" office:value-type="percentage" office:value="0.0644" calcext:value-type="percentage">
            <text:p>6.44%</text:p>
          </table:table-cell>
          <table:table-cell table:style-name="ce1" office:value-type="percentage" office:value="0.60683" calcext:value-type="percentage">
            <text:p>60.68%</text:p>
          </table:table-cell>
          <table:table-cell table:style-name="ce1" office:value-type="percentage" office:value="0.52343" calcext:value-type="percentage">
            <text:p>52.34%</text:p>
          </table:table-cell>
        </table:table-row>
        <table:table-row table:style-name="ro1">
          <table:table-cell office:value-type="string" calcext:value-type="string">
            <text:p>%salturi diff HRg8</text:p>
          </table:table-cell>
          <table:table-cell table:style-name="ce1" office:value-type="percentage" office:value="0.51784" calcext:value-type="percentage">
            <text:p>51.78%</text:p>
          </table:table-cell>
          <table:table-cell table:style-name="ce1" office:value-type="percentage" office:value="0.18475" calcext:value-type="percentage">
            <text:p>18.48%</text:p>
          </table:table-cell>
          <table:table-cell table:style-name="ce1" office:value-type="percentage" office:value="0.60792" calcext:value-type="percentage">
            <text:p>60.79%</text:p>
          </table:table-cell>
          <table:table-cell table:style-name="ce1" office:value-type="percentage" office:value="0.22945" calcext:value-type="percentage">
            <text:p>22.95%</text:p>
          </table:table-cell>
          <table:table-cell table:style-name="ce1" office:value-type="percentage" office:value="0.23221" calcext:value-type="percentage">
            <text:p>23.22%</text:p>
          </table:table-cell>
          <table:table-cell table:style-name="ce1" office:value-type="percentage" office:value="0.41881" calcext:value-type="percentage">
            <text:p>41.88%</text:p>
          </table:table-cell>
          <table:table-cell table:style-name="ce1" office:value-type="percentage" office:value="0.43496" calcext:value-type="percentage">
            <text:p>43.50%</text:p>
          </table:table-cell>
          <table:table-cell table:style-name="ce1" office:value-type="percentage" office:value="0.1469" calcext:value-type="percentage">
            <text:p>14.69%</text:p>
          </table:table-cell>
          <table:table-cell table:style-name="ce1" office:value-type="percentage" office:value="0.03855" calcext:value-type="percentage">
            <text:p>3.86%</text:p>
          </table:table-cell>
          <table:table-cell table:style-name="ce1" office:value-type="percentage" office:value="0.27674" calcext:value-type="percentage">
            <text:p>27.67%</text:p>
          </table:table-cell>
          <table:table-cell table:style-name="ce1" office:value-type="percentage" office:value="0.26036" calcext:value-type="percentage">
            <text:p>26.04%</text:p>
          </table:table-cell>
          <table:table-cell table:style-name="ce1" office:value-type="percentage" office:value="0.11236" calcext:value-type="percentage">
            <text:p>11.24%</text:p>
          </table:table-cell>
          <table:table-cell table:style-name="ce1" office:value-type="percentage" office:value="0.0136" calcext:value-type="percentage">
            <text:p>1.36%</text:p>
          </table:table-cell>
          <table:table-cell table:style-name="ce1" office:value-type="percentage" office:value="0.25411" calcext:value-type="percentage">
            <text:p>25.41%</text:p>
          </table:table-cell>
          <table:table-cell table:style-name="ce1" office:value-type="percentage" office:value="0.03839" calcext:value-type="percentage">
            <text:p>3.84%</text:p>
          </table:table-cell>
          <table:table-cell table:style-name="ce1" office:value-type="percentage" office:value="0.56954" calcext:value-type="percentage">
            <text:p>56.95%</text:p>
          </table:table-cell>
          <table:table-cell table:style-name="ce1" office:value-type="percentage" office:value="0.45061" calcext:value-type="percentage">
            <text:p>45.06%</text:p>
          </table:table-cell>
        </table:table-row>
        <table:table-row table:style-name="ro1">
          <table:table-cell office:value-type="string" calcext:value-type="string">
            <text:p>%salturi diff HRg16</text:p>
          </table:table-cell>
          <table:table-cell table:style-name="ce1" office:value-type="percentage" office:value="0.23965" calcext:value-type="percentage">
            <text:p>23.97%</text:p>
          </table:table-cell>
          <table:table-cell table:style-name="ce1" office:value-type="percentage" office:value="0.12714" calcext:value-type="percentage">
            <text:p>12.71%</text:p>
          </table:table-cell>
          <table:table-cell table:style-name="ce1" office:value-type="percentage" office:value="0.32639" calcext:value-type="percentage">
            <text:p>32.64%</text:p>
          </table:table-cell>
          <table:table-cell table:style-name="ce1" office:value-type="percentage" office:value="0.1271" calcext:value-type="percentage">
            <text:p>12.71%</text:p>
          </table:table-cell>
          <table:table-cell table:style-name="ce1" office:value-type="percentage" office:value="0.23332" calcext:value-type="percentage">
            <text:p>23.33%</text:p>
          </table:table-cell>
          <table:table-cell table:style-name="ce1" office:value-type="percentage" office:value="0.36244" calcext:value-type="percentage">
            <text:p>36.24%</text:p>
          </table:table-cell>
          <table:table-cell table:style-name="ce1" office:value-type="percentage" office:value="0.35662" calcext:value-type="percentage">
            <text:p>35.66%</text:p>
          </table:table-cell>
          <table:table-cell table:style-name="ce1" office:value-type="percentage" office:value="0.07737" calcext:value-type="percentage">
            <text:p>7.74%</text:p>
          </table:table-cell>
          <table:table-cell table:style-name="ce1" office:value-type="percentage" office:value="0.01906" calcext:value-type="percentage">
            <text:p>1.91%</text:p>
          </table:table-cell>
          <table:table-cell table:style-name="ce1" office:value-type="percentage" office:value="0.20303" calcext:value-type="percentage">
            <text:p>20.30%</text:p>
          </table:table-cell>
          <table:table-cell table:style-name="ce1" office:value-type="percentage" office:value="0.15802" calcext:value-type="percentage">
            <text:p>15.80%</text:p>
          </table:table-cell>
          <table:table-cell table:style-name="ce1" office:value-type="percentage" office:value="0.04368" calcext:value-type="percentage">
            <text:p>4.37%</text:p>
          </table:table-cell>
          <table:table-cell table:style-name="ce1" office:value-type="percentage" office:value="0.01235" calcext:value-type="percentage">
            <text:p>1.24%</text:p>
          </table:table-cell>
          <table:table-cell table:style-name="ce1" office:value-type="percentage" office:value="0.11785" calcext:value-type="percentage">
            <text:p>11.79%</text:p>
          </table:table-cell>
          <table:table-cell table:style-name="ce1" office:value-type="percentage" office:value="0.02195" calcext:value-type="percentage">
            <text:p>2.20%</text:p>
          </table:table-cell>
          <table:table-cell table:style-name="ce1" office:value-type="percentage" office:value="0.41803" calcext:value-type="percentage">
            <text:p>41.80%</text:p>
          </table:table-cell>
          <table:table-cell table:style-name="ce1" office:value-type="percentage" office:value="0.30205" calcext:value-type="percentage">
            <text:p>30.21%</text:p>
          </table:table-cell>
        </table:table-row>
        <table:table-row table:style-name="ro1">
          <table:table-cell office:value-type="string" calcext:value-type="string">
            <text:p>%salturi diff HRg20</text:p>
          </table:table-cell>
          <table:table-cell table:style-name="ce1" office:value-type="percentage" office:value="0.15934" calcext:value-type="percentage">
            <text:p>15.93%</text:p>
          </table:table-cell>
          <table:table-cell table:style-name="ce1" office:value-type="percentage" office:value="0.1033" calcext:value-type="percentage">
            <text:p>10.33%</text:p>
          </table:table-cell>
          <table:table-cell table:style-name="ce1" office:value-type="percentage" office:value="0.27733" calcext:value-type="percentage">
            <text:p>27.73%</text:p>
          </table:table-cell>
          <table:table-cell table:style-name="ce1" office:value-type="percentage" office:value="0.11504" calcext:value-type="percentage">
            <text:p>11.50%</text:p>
          </table:table-cell>
          <table:table-cell table:style-name="ce1" office:value-type="percentage" office:value="0.20682" calcext:value-type="percentage">
            <text:p>20.68%</text:p>
          </table:table-cell>
          <table:table-cell table:style-name="ce1" office:value-type="percentage" office:value="0.33799" calcext:value-type="percentage">
            <text:p>33.80%</text:p>
          </table:table-cell>
          <table:table-cell table:style-name="ce1" office:value-type="percentage" office:value="0.30505" calcext:value-type="percentage">
            <text:p>30.51%</text:p>
          </table:table-cell>
          <table:table-cell table:style-name="ce1" office:value-type="percentage" office:value="0.06064" calcext:value-type="percentage">
            <text:p>6.06%</text:p>
          </table:table-cell>
          <table:table-cell table:style-name="ce1" office:value-type="percentage" office:value="0.00853" calcext:value-type="percentage">
            <text:p>0.85%</text:p>
          </table:table-cell>
          <table:table-cell table:style-name="ce1" office:value-type="percentage" office:value="0.17793" calcext:value-type="percentage">
            <text:p>17.79%</text:p>
          </table:table-cell>
          <table:table-cell table:style-name="ce1" office:value-type="percentage" office:value="0.12277" calcext:value-type="percentage">
            <text:p>12.28%</text:p>
          </table:table-cell>
          <table:table-cell table:style-name="ce1" office:value-type="percentage" office:value="0.03777" calcext:value-type="percentage">
            <text:p>3.78%</text:p>
          </table:table-cell>
          <table:table-cell table:style-name="ce1" office:value-type="percentage" office:value="0.01286" calcext:value-type="percentage">
            <text:p>1.29%</text:p>
          </table:table-cell>
          <table:table-cell table:style-name="ce1" office:value-type="percentage" office:value="0.10668" calcext:value-type="percentage">
            <text:p>10.67%</text:p>
          </table:table-cell>
          <table:table-cell table:style-name="ce1" office:value-type="percentage" office:value="0.0202" calcext:value-type="percentage">
            <text:p>2.02%</text:p>
          </table:table-cell>
          <table:table-cell table:style-name="ce1" office:value-type="percentage" office:value="0.32913" calcext:value-type="percentage">
            <text:p>32.91%</text:p>
          </table:table-cell>
          <table:table-cell table:style-name="ce1" office:value-type="percentage" office:value="0.26224" calcext:value-type="percentage">
            <text:p>26.22%</text:p>
          </table:table-cell>
        </table:table-row>
        <table:table-row table:style-name="ro1">
          <table:table-cell office:value-type="string" calcext:value-type="string">
            <text:p>%salturi diff HRg24</text:p>
          </table:table-cell>
          <table:table-cell table:style-name="ce1" office:value-type="percentage" office:value="0.11307" calcext:value-type="percentage">
            <text:p>11.31%</text:p>
          </table:table-cell>
          <table:table-cell table:style-name="ce1" office:value-type="percentage" office:value="0.07549" calcext:value-type="percentage">
            <text:p>7.55%</text:p>
          </table:table-cell>
          <table:table-cell table:style-name="ce1" office:value-type="percentage" office:value="0.24312" calcext:value-type="percentage">
            <text:p>24.31%</text:p>
          </table:table-cell>
          <table:table-cell table:style-name="ce1" office:value-type="percentage" office:value="0.10737" calcext:value-type="percentage">
            <text:p>10.74%</text:p>
          </table:table-cell>
          <table:table-cell table:style-name="ce1" office:value-type="percentage" office:value="0.18296" calcext:value-type="percentage">
            <text:p>18.30%</text:p>
          </table:table-cell>
          <table:table-cell table:style-name="ce1" office:value-type="percentage" office:value="0.31025" calcext:value-type="percentage">
            <text:p>31.03%</text:p>
          </table:table-cell>
          <table:table-cell table:style-name="ce1" office:value-type="percentage" office:value="0.27134" calcext:value-type="percentage">
            <text:p>27.13%</text:p>
          </table:table-cell>
          <table:table-cell table:style-name="ce1" office:value-type="percentage" office:value="0.04791" calcext:value-type="percentage">
            <text:p>4.79%</text:p>
          </table:table-cell>
          <table:table-cell table:style-name="ce1" office:value-type="percentage" office:value="0.00709" calcext:value-type="percentage">
            <text:p>0.71%</text:p>
          </table:table-cell>
          <table:table-cell table:style-name="ce1" office:value-type="percentage" office:value="0.1606" calcext:value-type="percentage">
            <text:p>16.06%</text:p>
          </table:table-cell>
          <table:table-cell table:style-name="ce1" office:value-type="percentage" office:value="0.09577" calcext:value-type="percentage">
            <text:p>9.58%</text:p>
          </table:table-cell>
          <table:table-cell table:style-name="ce1" office:value-type="percentage" office:value="0.03678" calcext:value-type="percentage">
            <text:p>3.68%</text:p>
          </table:table-cell>
          <table:table-cell table:style-name="ce1" office:value-type="percentage" office:value="0.01201" calcext:value-type="percentage">
            <text:p>1.20%</text:p>
          </table:table-cell>
          <table:table-cell table:style-name="ce1" office:value-type="percentage" office:value="0.09807" calcext:value-type="percentage">
            <text:p>9.81%</text:p>
          </table:table-cell>
          <table:table-cell table:style-name="ce1" office:value-type="percentage" office:value="0.01638" calcext:value-type="percentage">
            <text:p>1.64%</text:p>
          </table:table-cell>
          <table:table-cell table:style-name="ce1" office:value-type="percentage" office:value="0.23657" calcext:value-type="percentage">
            <text:p>23.66%</text:p>
          </table:table-cell>
          <table:table-cell table:style-name="ce1" office:value-type="percentage" office:value="0.22327" calcext:value-type="percentage">
            <text:p>22.33%</text:p>
          </table:table-cell>
        </table:table-row>
        <table:table-row table:style-name="ro1">
          <table:table-cell office:value-type="string" calcext:value-type="string">
            <text:p>%salturi diff HRg28</text:p>
          </table:table-cell>
          <table:table-cell table:style-name="ce1" office:value-type="percentage" office:value="0.08315" calcext:value-type="percentage">
            <text:p>8.32%</text:p>
          </table:table-cell>
          <table:table-cell table:style-name="ce1" office:value-type="percentage" office:value="0.05562" calcext:value-type="percentage">
            <text:p>5.56%</text:p>
          </table:table-cell>
          <table:table-cell table:style-name="ce1" office:value-type="percentage" office:value="0.23486" calcext:value-type="percentage">
            <text:p>23.49%</text:p>
          </table:table-cell>
          <table:table-cell table:style-name="ce1" office:value-type="percentage" office:value="0.1006" calcext:value-type="percentage">
            <text:p>10.06%</text:p>
          </table:table-cell>
          <table:table-cell table:style-name="ce1" office:value-type="percentage" office:value="0.16756" calcext:value-type="percentage">
            <text:p>16.76%</text:p>
          </table:table-cell>
          <table:table-cell table:style-name="ce1" office:value-type="percentage" office:value="0.28172" calcext:value-type="percentage">
            <text:p>28.17%</text:p>
          </table:table-cell>
          <table:table-cell table:style-name="ce1" office:value-type="percentage" office:value="0.23071" calcext:value-type="percentage">
            <text:p>23.07%</text:p>
          </table:table-cell>
          <table:table-cell table:style-name="ce1" office:value-type="percentage" office:value="0.04441" calcext:value-type="percentage">
            <text:p>4.44%</text:p>
          </table:table-cell>
          <table:table-cell table:style-name="ce1" office:value-type="percentage" office:value="0.00743" calcext:value-type="percentage">
            <text:p>0.74%</text:p>
          </table:table-cell>
          <table:table-cell table:style-name="ce1" office:value-type="percentage" office:value="0.14599" calcext:value-type="percentage">
            <text:p>14.60%</text:p>
          </table:table-cell>
          <table:table-cell table:style-name="ce1" office:value-type="percentage" office:value="0.07523" calcext:value-type="percentage">
            <text:p>7.52%</text:p>
          </table:table-cell>
          <table:table-cell table:style-name="ce1" office:value-type="percentage" office:value="0.03557" calcext:value-type="percentage">
            <text:p>3.56%</text:p>
          </table:table-cell>
          <table:table-cell table:style-name="ce1" office:value-type="percentage" office:value="0.01149" calcext:value-type="percentage">
            <text:p>1.15%</text:p>
          </table:table-cell>
          <table:table-cell table:style-name="ce1" office:value-type="percentage" office:value="0.0882" calcext:value-type="percentage">
            <text:p>8.82%</text:p>
          </table:table-cell>
          <table:table-cell table:style-name="ce1" office:value-type="percentage" office:value="0.0154" calcext:value-type="percentage">
            <text:p>1.54%</text:p>
          </table:table-cell>
          <table:table-cell table:style-name="ce1" office:value-type="percentage" office:value="0.17794" calcext:value-type="percentage">
            <text:p>17.79%</text:p>
          </table:table-cell>
          <table:table-cell table:style-name="ce1" office:value-type="percentage" office:value="0.19003" calcext:value-type="percentage">
            <text:p>19.00%</text:p>
          </table:table-cell>
        </table:table-row>
        <table:table-row table:style-name="ro1" table:number-rows-repeated="24">
          <table:table-cell table:number-columns-repeated="18"/>
        </table:table-row>
        <table:table-row table:style-name="ro1">
          <table:table-cell office:value-type="string" calcext:value-type="string">
            <text:p>c)</text:p>
          </table:table-cell>
          <table:table-cell office:value-type="string" calcext:value-type="string">
            <text:p>Diferenta principala intre cele 2 puncte a si b este ca in punctul b daca se alege local history 4 scaderea procentajului este mai mare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5T16:36:10.890000000</meta:creation-date>
    <dc:date>2023-12-15T17:15:55.117000000</dc:date>
    <meta:editing-duration>PT39M42S</meta:editing-duration>
    <meta:editing-cycles>12</meta:editing-cycles>
    <meta:generator>LibreOffice/7.6.3.2$Windows_X86_64 LibreOffice_project/29d686fea9f6705b262d369fede658f824154cc0</meta:generator>
    <meta:document-statistic meta:table-count="1" meta:cell-count="127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1.793cm" svg:height="8.976cm" xlink:href=".." xlink:type="simple" chart:class="chart:bar" chart:style-name="ch1">
        <chart:legend chart:legend-position="end" svg:x="28.71cm" svg:y="0.273cm" style:legend-expansion="high" chart:style-name="ch2"/>
        <chart:plot-area chart:style-name="ch3" table:cell-range-address="Sheet1.A2:Sheet1.R8" chart:data-source-has-labels="both" svg:x="0.635cm" svg:y="0.179cm" svg:width="27.44cm" svg:height="8.618cm">
          <chart:coordinate-region svg:x="2.085cm" svg:y="0.374cm" svg:width="25.99cm" svg:height="7.784cm"/>
          <chart:axis chart:dimension="x" chart:name="primary-x" chart:style-name="ch4" chartooo:axis-type="auto">
            <chartooo:date-scale/>
            <chart:categories table:cell-range-address="Sheet1.A3:Sheet1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8" chart:label-cell-address="Sheet1.B2:Sheet1.B2" chart:class="chart:bar">
            <chart:data-point chart:repeated="6"/>
          </chart:series>
          <chart:series chart:style-name="ch8" chart:values-cell-range-address="Sheet1.C3:Sheet1.C8" chart:label-cell-address="Sheet1.C2:Sheet1.C2" chart:class="chart:bar">
            <chart:data-point chart:repeated="6"/>
          </chart:series>
          <chart:series chart:style-name="ch9" chart:values-cell-range-address="Sheet1.D3:Sheet1.D8" chart:label-cell-address="Sheet1.D2:Sheet1.D2" chart:class="chart:bar">
            <chart:data-point chart:repeated="6"/>
          </chart:series>
          <chart:series chart:style-name="ch10" chart:values-cell-range-address="Sheet1.E3:Sheet1.E8" chart:label-cell-address="Sheet1.E2:Sheet1.E2" chart:class="chart:bar">
            <chart:data-point chart:repeated="6"/>
          </chart:series>
          <chart:series chart:style-name="ch11" chart:values-cell-range-address="Sheet1.F3:Sheet1.F8" chart:label-cell-address="Sheet1.F2:Sheet1.F2" chart:class="chart:bar">
            <chart:data-point chart:repeated="6"/>
          </chart:series>
          <chart:series chart:style-name="ch12" chart:values-cell-range-address="Sheet1.G3:Sheet1.G8" chart:label-cell-address="Sheet1.G2:Sheet1.G2" chart:class="chart:bar">
            <chart:data-point chart:repeated="6"/>
          </chart:series>
          <chart:series chart:style-name="ch13" chart:values-cell-range-address="Sheet1.H3:Sheet1.H8" chart:label-cell-address="Sheet1.H2:Sheet1.H2" chart:class="chart:bar">
            <chart:data-point chart:repeated="6"/>
          </chart:series>
          <chart:series chart:style-name="ch14" chart:values-cell-range-address="Sheet1.I3:Sheet1.I8" chart:label-cell-address="Sheet1.I2:Sheet1.I2" chart:class="chart:bar">
            <chart:data-point chart:repeated="6"/>
          </chart:series>
          <chart:series chart:style-name="ch15" chart:values-cell-range-address="Sheet1.J3:Sheet1.J8" chart:label-cell-address="Sheet1.J2:Sheet1.J2" chart:class="chart:bar">
            <chart:data-point chart:repeated="6"/>
          </chart:series>
          <chart:series chart:style-name="ch16" chart:values-cell-range-address="Sheet1.K3:Sheet1.K8" chart:label-cell-address="Sheet1.K2:Sheet1.K2" chart:class="chart:bar">
            <chart:data-point chart:repeated="6"/>
          </chart:series>
          <chart:series chart:style-name="ch17" chart:values-cell-range-address="Sheet1.L3:Sheet1.L8" chart:label-cell-address="Sheet1.L2:Sheet1.L2" chart:class="chart:bar">
            <chart:data-point chart:repeated="6"/>
          </chart:series>
          <chart:series chart:style-name="ch18" chart:values-cell-range-address="Sheet1.M3:Sheet1.M8" chart:label-cell-address="Sheet1.M2:Sheet1.M2" chart:class="chart:bar">
            <chart:data-point chart:repeated="6"/>
          </chart:series>
          <chart:series chart:style-name="ch19" chart:values-cell-range-address="Sheet1.N3:Sheet1.N8" chart:label-cell-address="Sheet1.N2:Sheet1.N2" chart:class="chart:bar">
            <chart:data-point chart:repeated="6"/>
          </chart:series>
          <chart:series chart:style-name="ch20" chart:values-cell-range-address="Sheet1.O3:Sheet1.O8" chart:label-cell-address="Sheet1.O2:Sheet1.O2" chart:class="chart:bar">
            <chart:data-point chart:repeated="6"/>
          </chart:series>
          <chart:series chart:style-name="ch21" chart:values-cell-range-address="Sheet1.P3:Sheet1.P8" chart:label-cell-address="Sheet1.P2:Sheet1.P2" chart:class="chart:bar">
            <chart:data-point chart:repeated="6"/>
          </chart:series>
          <chart:series chart:style-name="ch10" chart:values-cell-range-address="Sheet1.Q3:Sheet1.Q8" chart:label-cell-address="Sheet1.Q2:Sheet1.Q2" chart:class="chart:bar">
            <chart:data-point chart:repeated="6"/>
          </chart:series>
          <chart:series chart:style-name="ch11" chart:values-cell-range-address="Sheet1.R3:Sheet1.R8" chart:label-cell-address="Sheet1.R2:Sheet1.R2" chart:class="chart:bar">
            <chart:data-point chart:repeated="6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99.go</text:p>
                <draw:g>
                  <svg:desc>Sheet1.B2:Sheet1.B2</svg:desc>
                </draw:g>
              </table:table-cell>
              <table:table-cell office:value-type="string">
                <text:p>124.m8 8ksim</text:p>
                <draw:g>
                  <svg:desc>Sheet1.C2:Sheet1.C2</svg:desc>
                </draw:g>
              </table:table-cell>
              <table:table-cell office:value-type="string">
                <text:p>129.com press</text:p>
                <draw:g>
                  <svg:desc>Sheet1.D2:Sheet1.D2</svg:desc>
                </draw:g>
              </table:table-cell>
              <table:table-cell office:value-type="string">
                <text:p>130.li</text:p>
                <draw:g>
                  <svg:desc>Sheet1.E2:Sheet1.E2</svg:desc>
                </draw:g>
              </table:table-cell>
              <table:table-cell office:value-type="string">
                <text:p>132.ij peg</text:p>
                <draw:g>
                  <svg:desc>Sheet1.F2:Sheet1.F2</svg:desc>
                </draw:g>
              </table:table-cell>
              <table:table-cell office:value-type="string">
                <text:p>164.gzip</text:p>
                <draw:g>
                  <svg:desc>Sheet1.G2:Sheet1.G2</svg:desc>
                </draw:g>
              </table:table-cell>
              <table:table-cell office:value-type="string">
                <text:p>175.vpr</text:p>
                <draw:g>
                  <svg:desc>Sheet1.H2:Sheet1.H2</svg:desc>
                </draw:g>
              </table:table-cell>
              <table:table-cell office:value-type="string">
                <text:p>176.gcc</text:p>
                <draw:g>
                  <svg:desc>Sheet1.I2:Sheet1.I2</svg:desc>
                </draw:g>
              </table:table-cell>
              <table:table-cell office:value-type="string">
                <text:p>181.mcf</text:p>
                <draw:g>
                  <svg:desc>Sheet1.J2:Sheet1.J2</svg:desc>
                </draw:g>
              </table:table-cell>
              <table:table-cell office:value-type="string">
                <text:p>186.crafty</text:p>
                <draw:g>
                  <svg:desc>Sheet1.K2:Sheet1.K2</svg:desc>
                </draw:g>
              </table:table-cell>
              <table:table-cell office:value-type="string">
                <text:p>197.parser</text:p>
                <draw:g>
                  <svg:desc>Sheet1.L2:Sheet1.L2</svg:desc>
                </draw:g>
              </table:table-cell>
              <table:table-cell office:value-type="string">
                <text:p>252.eon</text:p>
                <draw:g>
                  <svg:desc>Sheet1.M2:Sheet1.M2</svg:desc>
                </draw:g>
              </table:table-cell>
              <table:table-cell office:value-type="string">
                <text:p>253.perlbmk</text:p>
                <draw:g>
                  <svg:desc>Sheet1.N2:Sheet1.N2</svg:desc>
                </draw:g>
              </table:table-cell>
              <table:table-cell office:value-type="string">
                <text:p>254.gap</text:p>
                <draw:g>
                  <svg:desc>Sheet1.O2:Sheet1.O2</svg:desc>
                </draw:g>
              </table:table-cell>
              <table:table-cell office:value-type="string">
                <text:p>255.vortex</text:p>
                <draw:g>
                  <svg:desc>Sheet1.P2:Sheet1.P2</svg:desc>
                </draw:g>
              </table:table-cell>
              <table:table-cell office:value-type="string">
                <text:p>256.bzip2</text:p>
                <draw:g>
                  <svg:desc>Sheet1.Q2:Sheet1.Q2</svg:desc>
                </draw:g>
              </table:table-cell>
              <table:table-cell office:value-type="string">
                <text:p>300.twolf</text:p>
                <draw:g>
                  <svg:desc>Sheet1.R2:Sheet1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%salturi diff HRg4</text:p>
                <draw:g>
                  <svg:desc>Sheet1.A3:Sheet1.A8</svg:desc>
                </draw:g>
              </table:table-cell>
              <table:table-cell office:value-type="float" office:value="0.65688">
                <text:p>0.65688</text:p>
                <draw:g>
                  <svg:desc>Sheet1.B3:Sheet1.B8</svg:desc>
                </draw:g>
              </table:table-cell>
              <table:table-cell office:value-type="float" office:value="0.26621">
                <text:p>0.26621</text:p>
                <draw:g>
                  <svg:desc>Sheet1.C3:Sheet1.C8</svg:desc>
                </draw:g>
              </table:table-cell>
              <table:table-cell office:value-type="float" office:value="0.66501">
                <text:p>0.66501</text:p>
                <draw:g>
                  <svg:desc>Sheet1.D3:Sheet1.D8</svg:desc>
                </draw:g>
              </table:table-cell>
              <table:table-cell office:value-type="float" office:value="0.32455">
                <text:p>0.32455</text:p>
                <draw:g>
                  <svg:desc>Sheet1.E3:Sheet1.E8</svg:desc>
                </draw:g>
              </table:table-cell>
              <table:table-cell office:value-type="float" office:value="0.2379">
                <text:p>0.2379</text:p>
                <draw:g>
                  <svg:desc>Sheet1.F3:Sheet1.F8</svg:desc>
                </draw:g>
              </table:table-cell>
              <table:table-cell office:value-type="float" office:value="0.4514">
                <text:p>0.4514</text:p>
                <draw:g>
                  <svg:desc>Sheet1.G3:Sheet1.G8</svg:desc>
                </draw:g>
              </table:table-cell>
              <table:table-cell office:value-type="float" office:value="0.46827">
                <text:p>0.46827</text:p>
                <draw:g>
                  <svg:desc>Sheet1.H3:Sheet1.H8</svg:desc>
                </draw:g>
              </table:table-cell>
              <table:table-cell office:value-type="float" office:value="0.23103">
                <text:p>0.23103</text:p>
                <draw:g>
                  <svg:desc>Sheet1.I3:Sheet1.I8</svg:desc>
                </draw:g>
              </table:table-cell>
              <table:table-cell office:value-type="float" office:value="0.03871">
                <text:p>0.03871</text:p>
                <draw:g>
                  <svg:desc>Sheet1.J3:Sheet1.J8</svg:desc>
                </draw:g>
              </table:table-cell>
              <table:table-cell office:value-type="float" office:value="0.39249">
                <text:p>0.39249</text:p>
                <draw:g>
                  <svg:desc>Sheet1.K3:Sheet1.K8</svg:desc>
                </draw:g>
              </table:table-cell>
              <table:table-cell office:value-type="float" office:value="0.33728">
                <text:p>0.33728</text:p>
                <draw:g>
                  <svg:desc>Sheet1.L3:Sheet1.L8</svg:desc>
                </draw:g>
              </table:table-cell>
              <table:table-cell office:value-type="float" office:value="0.19329">
                <text:p>0.19329</text:p>
                <draw:g>
                  <svg:desc>Sheet1.M3:Sheet1.M8</svg:desc>
                </draw:g>
              </table:table-cell>
              <table:table-cell office:value-type="float" office:value="0.02049">
                <text:p>0.02049</text:p>
                <draw:g>
                  <svg:desc>Sheet1.N3:Sheet1.N8</svg:desc>
                </draw:g>
              </table:table-cell>
              <table:table-cell office:value-type="float" office:value="0.42739">
                <text:p>0.42739</text:p>
                <draw:g>
                  <svg:desc>Sheet1.O3:Sheet1.O8</svg:desc>
                </draw:g>
              </table:table-cell>
              <table:table-cell office:value-type="float" office:value="0.0644">
                <text:p>0.0644</text:p>
                <draw:g>
                  <svg:desc>Sheet1.P3:Sheet1.P8</svg:desc>
                </draw:g>
              </table:table-cell>
              <table:table-cell office:value-type="float" office:value="0.60683">
                <text:p>0.60683</text:p>
                <draw:g>
                  <svg:desc>Sheet1.Q3:Sheet1.Q8</svg:desc>
                </draw:g>
              </table:table-cell>
              <table:table-cell office:value-type="float" office:value="0.52343">
                <text:p>0.52343</text:p>
                <draw:g>
                  <svg:desc>Sheet1.R3:Sheet1.R8</svg:desc>
                </draw:g>
              </table:table-cell>
            </table:table-row>
            <table:table-row>
              <table:table-cell office:value-type="string">
                <text:p>%salturi diff HRg8</text:p>
              </table:table-cell>
              <table:table-cell office:value-type="float" office:value="0.51784">
                <text:p>0.51784</text:p>
              </table:table-cell>
              <table:table-cell office:value-type="float" office:value="0.18475">
                <text:p>0.18475</text:p>
              </table:table-cell>
              <table:table-cell office:value-type="float" office:value="0.60792">
                <text:p>0.60792</text:p>
              </table:table-cell>
              <table:table-cell office:value-type="float" office:value="0.22945">
                <text:p>0.22945</text:p>
              </table:table-cell>
              <table:table-cell office:value-type="float" office:value="0.23221">
                <text:p>0.23221</text:p>
              </table:table-cell>
              <table:table-cell office:value-type="float" office:value="0.41881">
                <text:p>0.41881</text:p>
              </table:table-cell>
              <table:table-cell office:value-type="float" office:value="0.43496">
                <text:p>0.43496</text:p>
              </table:table-cell>
              <table:table-cell office:value-type="float" office:value="0.1469">
                <text:p>0.1469</text:p>
              </table:table-cell>
              <table:table-cell office:value-type="float" office:value="0.03855">
                <text:p>0.03855</text:p>
              </table:table-cell>
              <table:table-cell office:value-type="float" office:value="0.27674">
                <text:p>0.27674</text:p>
              </table:table-cell>
              <table:table-cell office:value-type="float" office:value="0.26036">
                <text:p>0.26036</text:p>
              </table:table-cell>
              <table:table-cell office:value-type="float" office:value="0.11236">
                <text:p>0.11236</text:p>
              </table:table-cell>
              <table:table-cell office:value-type="float" office:value="0.0136">
                <text:p>0.0136</text:p>
              </table:table-cell>
              <table:table-cell office:value-type="float" office:value="0.25411">
                <text:p>0.25411</text:p>
              </table:table-cell>
              <table:table-cell office:value-type="float" office:value="0.03839">
                <text:p>0.03839</text:p>
              </table:table-cell>
              <table:table-cell office:value-type="float" office:value="0.56954">
                <text:p>0.56954</text:p>
              </table:table-cell>
              <table:table-cell office:value-type="float" office:value="0.45061">
                <text:p>0.45061</text:p>
              </table:table-cell>
            </table:table-row>
            <table:table-row>
              <table:table-cell office:value-type="string">
                <text:p>%salturi diff HRg16</text:p>
              </table:table-cell>
              <table:table-cell office:value-type="float" office:value="0.23965">
                <text:p>0.23965</text:p>
              </table:table-cell>
              <table:table-cell office:value-type="float" office:value="0.12714">
                <text:p>0.12714</text:p>
              </table:table-cell>
              <table:table-cell office:value-type="float" office:value="0.32639">
                <text:p>0.32639</text:p>
              </table:table-cell>
              <table:table-cell office:value-type="float" office:value="0.1271">
                <text:p>0.1271</text:p>
              </table:table-cell>
              <table:table-cell office:value-type="float" office:value="0.23332">
                <text:p>0.23332</text:p>
              </table:table-cell>
              <table:table-cell office:value-type="float" office:value="0.36244">
                <text:p>0.36244</text:p>
              </table:table-cell>
              <table:table-cell office:value-type="float" office:value="0.35662">
                <text:p>0.35662</text:p>
              </table:table-cell>
              <table:table-cell office:value-type="float" office:value="0.07737">
                <text:p>0.07737</text:p>
              </table:table-cell>
              <table:table-cell office:value-type="float" office:value="0.01906">
                <text:p>0.01906</text:p>
              </table:table-cell>
              <table:table-cell office:value-type="float" office:value="0.20303">
                <text:p>0.20303</text:p>
              </table:table-cell>
              <table:table-cell office:value-type="float" office:value="0.15802">
                <text:p>0.15802</text:p>
              </table:table-cell>
              <table:table-cell office:value-type="float" office:value="0.04368">
                <text:p>0.04368</text:p>
              </table:table-cell>
              <table:table-cell office:value-type="float" office:value="0.01235">
                <text:p>0.01235</text:p>
              </table:table-cell>
              <table:table-cell office:value-type="float" office:value="0.11785">
                <text:p>0.11785</text:p>
              </table:table-cell>
              <table:table-cell office:value-type="float" office:value="0.02195">
                <text:p>0.02195</text:p>
              </table:table-cell>
              <table:table-cell office:value-type="float" office:value="0.41803">
                <text:p>0.41803</text:p>
              </table:table-cell>
              <table:table-cell office:value-type="float" office:value="0.30205">
                <text:p>0.30205</text:p>
              </table:table-cell>
            </table:table-row>
            <table:table-row>
              <table:table-cell office:value-type="string">
                <text:p>%salturi diff HRg20</text:p>
              </table:table-cell>
              <table:table-cell office:value-type="float" office:value="0.15934">
                <text:p>0.15934</text:p>
              </table:table-cell>
              <table:table-cell office:value-type="float" office:value="0.1033">
                <text:p>0.1033</text:p>
              </table:table-cell>
              <table:table-cell office:value-type="float" office:value="0.27733">
                <text:p>0.27733</text:p>
              </table:table-cell>
              <table:table-cell office:value-type="float" office:value="0.11504">
                <text:p>0.11504</text:p>
              </table:table-cell>
              <table:table-cell office:value-type="float" office:value="0.20682">
                <text:p>0.20682</text:p>
              </table:table-cell>
              <table:table-cell office:value-type="float" office:value="0.33799">
                <text:p>0.33799</text:p>
              </table:table-cell>
              <table:table-cell office:value-type="float" office:value="0.30505">
                <text:p>0.30505</text:p>
              </table:table-cell>
              <table:table-cell office:value-type="float" office:value="0.06064">
                <text:p>0.06064</text:p>
              </table:table-cell>
              <table:table-cell office:value-type="float" office:value="0.00853">
                <text:p>0.00853</text:p>
              </table:table-cell>
              <table:table-cell office:value-type="float" office:value="0.17793">
                <text:p>0.17793</text:p>
              </table:table-cell>
              <table:table-cell office:value-type="float" office:value="0.12277">
                <text:p>0.12277</text:p>
              </table:table-cell>
              <table:table-cell office:value-type="float" office:value="0.03777">
                <text:p>0.03777</text:p>
              </table:table-cell>
              <table:table-cell office:value-type="float" office:value="0.01286">
                <text:p>0.01286</text:p>
              </table:table-cell>
              <table:table-cell office:value-type="float" office:value="0.10668">
                <text:p>0.10668</text:p>
              </table:table-cell>
              <table:table-cell office:value-type="float" office:value="0.0202">
                <text:p>0.0202</text:p>
              </table:table-cell>
              <table:table-cell office:value-type="float" office:value="0.32913">
                <text:p>0.32913</text:p>
              </table:table-cell>
              <table:table-cell office:value-type="float" office:value="0.26224">
                <text:p>0.26224</text:p>
              </table:table-cell>
            </table:table-row>
            <table:table-row>
              <table:table-cell office:value-type="string">
                <text:p>%salturi diff HRg24</text:p>
              </table:table-cell>
              <table:table-cell office:value-type="float" office:value="0.11307">
                <text:p>0.11307</text:p>
              </table:table-cell>
              <table:table-cell office:value-type="float" office:value="0.07549">
                <text:p>0.07549</text:p>
              </table:table-cell>
              <table:table-cell office:value-type="float" office:value="0.24312">
                <text:p>0.24312</text:p>
              </table:table-cell>
              <table:table-cell office:value-type="float" office:value="0.10737">
                <text:p>0.10737</text:p>
              </table:table-cell>
              <table:table-cell office:value-type="float" office:value="0.18296">
                <text:p>0.18296</text:p>
              </table:table-cell>
              <table:table-cell office:value-type="float" office:value="0.31025">
                <text:p>0.31025</text:p>
              </table:table-cell>
              <table:table-cell office:value-type="float" office:value="0.27134">
                <text:p>0.27134</text:p>
              </table:table-cell>
              <table:table-cell office:value-type="float" office:value="0.04791">
                <text:p>0.04791</text:p>
              </table:table-cell>
              <table:table-cell office:value-type="float" office:value="0.00709">
                <text:p>0.00709</text:p>
              </table:table-cell>
              <table:table-cell office:value-type="float" office:value="0.1606">
                <text:p>0.1606</text:p>
              </table:table-cell>
              <table:table-cell office:value-type="float" office:value="0.09577">
                <text:p>0.09577</text:p>
              </table:table-cell>
              <table:table-cell office:value-type="float" office:value="0.03678">
                <text:p>0.03678</text:p>
              </table:table-cell>
              <table:table-cell office:value-type="float" office:value="0.01201">
                <text:p>0.01201</text:p>
              </table:table-cell>
              <table:table-cell office:value-type="float" office:value="0.09807">
                <text:p>0.09807</text:p>
              </table:table-cell>
              <table:table-cell office:value-type="float" office:value="0.01638">
                <text:p>0.01638</text:p>
              </table:table-cell>
              <table:table-cell office:value-type="float" office:value="0.23657">
                <text:p>0.23657</text:p>
              </table:table-cell>
              <table:table-cell office:value-type="float" office:value="0.22327">
                <text:p>0.22327</text:p>
              </table:table-cell>
            </table:table-row>
            <table:table-row>
              <table:table-cell office:value-type="string">
                <text:p>%salturi diff HRg28</text:p>
              </table:table-cell>
              <table:table-cell office:value-type="float" office:value="0.08315">
                <text:p>0.08315</text:p>
              </table:table-cell>
              <table:table-cell office:value-type="float" office:value="0.05562">
                <text:p>0.05562</text:p>
              </table:table-cell>
              <table:table-cell office:value-type="float" office:value="0.23486">
                <text:p>0.23486</text:p>
              </table:table-cell>
              <table:table-cell office:value-type="float" office:value="0.1006">
                <text:p>0.1006</text:p>
              </table:table-cell>
              <table:table-cell office:value-type="float" office:value="0.16756">
                <text:p>0.16756</text:p>
              </table:table-cell>
              <table:table-cell office:value-type="float" office:value="0.28172">
                <text:p>0.28172</text:p>
              </table:table-cell>
              <table:table-cell office:value-type="float" office:value="0.23071">
                <text:p>0.23071</text:p>
              </table:table-cell>
              <table:table-cell office:value-type="float" office:value="0.04441">
                <text:p>0.04441</text:p>
              </table:table-cell>
              <table:table-cell office:value-type="float" office:value="0.00743">
                <text:p>0.00743</text:p>
              </table:table-cell>
              <table:table-cell office:value-type="float" office:value="0.14599">
                <text:p>0.14599</text:p>
              </table:table-cell>
              <table:table-cell office:value-type="float" office:value="0.07523">
                <text:p>0.07523</text:p>
              </table:table-cell>
              <table:table-cell office:value-type="float" office:value="0.03557">
                <text:p>0.03557</text:p>
              </table:table-cell>
              <table:table-cell office:value-type="float" office:value="0.01149">
                <text:p>0.01149</text:p>
              </table:table-cell>
              <table:table-cell office:value-type="float" office:value="0.0882">
                <text:p>0.0882</text:p>
              </table:table-cell>
              <table:table-cell office:value-type="float" office:value="0.0154">
                <text:p>0.0154</text:p>
              </table:table-cell>
              <table:table-cell office:value-type="float" office:value="0.17794">
                <text:p>0.17794</text:p>
              </table:table-cell>
              <table:table-cell office:value-type="float" office:value="0.19003">
                <text:p>0.190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